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" svg:font-family="Alef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131313" loext:opacity="100%" style:font-name="Alef" fo:font-size="14pt" officeooo:paragraph-rsid="00264098" style:font-size-asian="14pt" style:font-size-complex="14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31313" loext:opacity="100%" style:font-name="Alef" fo:font-size="14pt" style:font-size-asian="14pt" style:font-size-complex="14pt"/>
    </style:style>
    <style:style style:name="P4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paragraph-rsid="00264098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paragraph-rsid="001df48e" style:font-size-asian="14pt" style:font-size-complex="14pt"/>
    </style:style>
    <style:style style:name="P6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rsid="001d0a78" officeooo:paragraph-rsid="00264098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rsid="001df48e" officeooo:paragraph-rsid="001df48e" style:font-size-asian="14pt" style:font-size-complex="14pt"/>
    </style:style>
    <style:style style:name="P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rsid="001df48e" officeooo:paragraph-rsid="001df48e" style:font-size-asian="14pt" style:font-size-complex="14pt"/>
    </style:style>
    <style:style style:name="P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rsid="001df48e" officeooo:paragraph-rsid="0027fcfe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4pt" officeooo:rsid="001e0914" officeooo:paragraph-rsid="001e0914" style:font-size-asian="14pt" style:font-size-complex="14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31313" loext:opacity="100%" style:font-name="Alef" fo:font-size="14pt" fo:font-style="italic" fo:font-weight="bold" officeooo:rsid="001df48e" officeooo:paragraph-rsid="001df48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31313" loext:opacity="100%" style:font-name="Alef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131313" loext:opacity="100%" style:font-name="Alef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officeooo:rsid="001df48e" officeooo:paragraph-rsid="001df48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officeooo:rsid="002bc324" officeooo:paragraph-rsid="002bc324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fo:font-weight="bold" officeooo:rsid="002bc324" officeooo:paragraph-rsid="002bc324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131313" loext:opacity="100%" style:font-name="Alef" fo:font-weight="normal" officeooo:rsid="002bc324" officeooo:paragraph-rsid="002bc324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Alef" fo:font-size="14pt" fo:font-style="normal" fo:font-weight="normal" officeooo:rsid="001e0914" officeooo:paragraph-rsid="001e0914" style:font-size-asian="14pt" style:font-style-asian="normal" style:font-weight-asian="normal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normal" fo:font-weight="normal" officeooo:rsid="001e0914" officeooo:paragraph-rsid="001e091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normal" fo:font-weight="normal" officeooo:rsid="001f8ac8" officeooo:paragraph-rsid="001f8ac8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color="#000000" loext:opacity="100%" style:font-name="Alef" fo:font-size="14pt" fo:font-style="normal" fo:font-weight="normal" officeooo:rsid="001f8ac8" officeooo:paragraph-rsid="0027fcfe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normal" fo:font-weight="normal" officeooo:rsid="001f8ac8" officeooo:paragraph-rsid="0027fcfe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normal" fo:font-weight="normal" officeooo:rsid="001f8ac8" officeooo:paragraph-rsid="002954a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normal" fo:font-weight="normal" officeooo:rsid="0021603a" officeooo:paragraph-rsid="0021603a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Alef" fo:font-size="14pt" fo:font-style="normal" fo:font-weight="normal" officeooo:rsid="001f9673" officeooo:paragraph-rsid="001f9673" style:font-size-asian="14pt" style:font-style-asian="normal" style:font-weight-asian="normal" style:font-size-complex="14pt"/>
    </style:style>
    <style:style style:name="P26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fo:color="#000000" loext:opacity="100%" style:font-name="Alef" fo:font-size="14pt" fo:font-style="normal" fo:font-weight="normal" officeooo:rsid="001f9673" officeooo:paragraph-rsid="002954a2" style:font-size-asian="14pt" style:font-style-asian="normal" style:font-weight-asian="normal" style:font-size-complex="14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Alef" fo:font-size="14pt" fo:font-style="normal" fo:font-weight="normal" officeooo:rsid="0021603a" officeooo:paragraph-rsid="0021603a" style:font-size-asian="14pt" style:font-style-asian="normal" style:font-weight-asian="normal" style:font-size-complex="14pt"/>
    </style:style>
    <style:style style:name="P28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fo:color="#000000" loext:opacity="100%" style:font-name="Alef" fo:font-size="14pt" fo:font-style="normal" fo:font-weight="normal" officeooo:rsid="0021603a" officeooo:paragraph-rsid="002954a2" style:font-size-asian="14pt" style:font-style-asian="normal" style:font-weight-asian="normal" style:font-size-complex="14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italic" fo:font-weight="bold" officeooo:rsid="001f8ac8" officeooo:paragraph-rsid="0027fcfe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Alef" fo:font-size="14pt" fo:font-style="italic" fo:font-weight="bold" officeooo:rsid="001f8ac8" officeooo:paragraph-rsid="002954a2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officeooo:paragraph-rsid="00264098"/>
    </style:style>
    <style:style style:name="P32" style:family="paragraph" style:parent-style-name="Standard">
      <style:paragraph-properties fo:text-align="center" style:justify-single-word="false"/>
      <style:text-properties style:font-name="Alef" fo:font-size="14pt" style:font-size-asian="14pt" style:font-size-complex="14pt"/>
    </style:style>
    <style:style style:name="P33" style:family="paragraph" style:parent-style-name="Standard">
      <style:text-properties style:font-name="Alef" fo:font-size="14pt" style:font-size-asian="14pt" style:font-size-complex="14pt"/>
    </style:style>
    <style:style style:name="P34" style:family="paragraph" style:parent-style-name="Standard">
      <style:paragraph-properties fo:text-align="end" style:justify-single-word="false"/>
      <style:text-properties style:font-name="Alef" fo:font-size="14pt" style:font-size-asian="14pt" style:font-size-complex="14pt"/>
    </style:style>
    <style:style style:name="P35" style:family="paragraph" style:parent-style-name="Standard">
      <style:paragraph-properties fo:text-align="end" style:justify-single-word="false"/>
      <style:text-properties style:font-name="Alef" fo:font-size="14pt" officeooo:paragraph-rsid="001d0a78" style:font-size-asian="14pt" style:font-size-complex="14pt"/>
    </style:style>
    <style:style style:name="P36" style:family="paragraph" style:parent-style-name="Standard">
      <style:paragraph-properties fo:text-align="end" style:justify-single-word="false"/>
      <style:text-properties style:font-name="Alef" fo:font-size="14pt" officeooo:rsid="001d0a78" officeooo:paragraph-rsid="0027fcfe" style:font-size-asian="14pt" style:font-size-complex="14pt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lef" fo:font-size="14pt" officeooo:rsid="001e0914" officeooo:paragraph-rsid="001e0914" style:font-size-asian="14pt" style:font-size-complex="14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lef" fo:font-size="14pt" officeooo:paragraph-rsid="001e0914" style:font-size-asian="14pt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lef" fo:font-size="14pt" officeooo:rsid="001f9673" officeooo:paragraph-rsid="001f9673" style:font-size-asian="14pt" style:font-size-complex="14pt"/>
    </style:style>
    <style:style style:name="P40" style:family="paragraph" style:parent-style-name="Standard" style:list-style-name="L4">
      <style:paragraph-properties fo:margin-left="0cm" fo:margin-right="0cm" fo:text-align="justify" style:justify-single-word="false" fo:text-indent="0cm" style:auto-text-indent="false"/>
      <style:text-properties style:font-name="Alef" fo:font-size="14pt" officeooo:rsid="001f9673" officeooo:paragraph-rsid="002954a2" style:font-size-asian="14pt" style:font-size-complex="14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lef" fo:font-size="14pt" officeooo:rsid="001f9673" officeooo:paragraph-rsid="0021603a" style:font-size-asian="14pt" style:font-size-complex="14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rsid="001e0914" officeooo:paragraph-rsid="001e0914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paragraph-rsid="001e091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rsid="001f8ac8" officeooo:paragraph-rsid="001f8ac8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rsid="001f8ac8" officeooo:paragraph-rsid="0027fcfe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rsid="001f8ac8" officeooo:paragraph-rsid="002954a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rsid="002acb5b" officeooo:paragraph-rsid="002954a2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Alef" fo:font-size="14pt" fo:font-style="normal" fo:font-weight="normal" officeooo:rsid="002acb5b" officeooo:paragraph-rsid="002acb5b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font-name="Alef" fo:font-size="14pt" fo:font-style="normal" fo:font-weight="normal" officeooo:rsid="002acb5b" officeooo:paragraph-rsid="002acb5b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5">
      <style:text-properties style:font-name="Alef" fo:font-size="14pt" fo:font-style="normal" fo:font-weight="normal" officeooo:rsid="002acb5b" officeooo:paragraph-rsid="002acb5b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lef" fo:font-size="14pt" fo:font-style="normal" fo:font-weight="normal" officeooo:rsid="002acb5b" officeooo:paragraph-rsid="002acb5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lef" fo:font-size="14pt" fo:font-style="normal" fo:font-weight="normal" officeooo:rsid="002b98f6" officeooo:paragraph-rsid="002b98f6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lef" fo:font-size="14pt" fo:font-style="normal" fo:font-weight="normal" officeooo:rsid="002bc324" officeooo:paragraph-rsid="002bc324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lef" fo:font-size="14pt" fo:font-style="normal" fo:font-weight="normal" officeooo:rsid="002c1257" officeooo:paragraph-rsid="002c1257" style:font-size-asian="12.25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style:font-name="Alef" fo:font-size="14pt" fo:font-style="italic" fo:font-weight="bold" officeooo:rsid="002acb5b" officeooo:paragraph-rsid="002acb5b" style:font-size-asian="12.25pt" style:font-style-asian="italic" style:font-weight-asian="bold" style:font-size-complex="14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lef" fo:font-size="14pt" fo:font-style="italic" fo:font-weight="bold" officeooo:rsid="002acb5b" officeooo:paragraph-rsid="002acb5b" style:font-size-asian="12.25pt" style:font-style-asian="italic" style:font-weight-asian="bold" style:font-size-complex="14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lef" fo:font-size="14pt" fo:font-style="italic" fo:font-weight="bold" officeooo:rsid="002b98f6" officeooo:paragraph-rsid="002b98f6" style:font-size-asian="12.25pt" style:font-style-asian="italic" style:font-weight-asian="bold" style:font-size-complex="14pt" style:font-style-complex="italic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Alef" fo:font-size="18pt" fo:font-weight="bold" style:font-size-asian="18pt" style:font-weight-asian="bold" style:font-size-complex="18pt" style:font-weight-complex="bold"/>
    </style:style>
    <style:style style:name="P59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style:font-name="Alef" officeooo:paragraph-rsid="00264098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lef" officeooo:rsid="001e0914" officeooo:paragraph-rsid="001e0914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lef" officeooo:rsid="001f8ac8" officeooo:paragraph-rsid="001f8ac8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lef" officeooo:rsid="0021603a" officeooo:paragraph-rsid="0021603a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Alef" officeooo:rsid="00242441" officeooo:paragraph-rsid="0021603a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Alef" fo:font-size="16pt" fo:font-style="normal" fo:font-weight="bold" officeooo:rsid="001e0914" officeooo:paragraph-rsid="001e0914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Alef" fo:font-size="16pt" fo:font-style="normal" fo:font-weight="bold" officeooo:rsid="002954a2" officeooo:paragraph-rsid="002954a2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lef" fo:font-size="16pt" fo:font-weight="bold" officeooo:rsid="001f9673" officeooo:paragraph-rsid="001f9673" style:font-size-asian="16pt" style:font-weight-asian="bold" style:font-size-complex="16pt" style:font-weight-complex="bold"/>
    </style:style>
    <style:style style:name="T1" style:family="text">
      <style:text-properties officeooo:rsid="001d0a78"/>
    </style:style>
    <style:style style:name="T2" style:family="text">
      <style:text-properties officeooo:rsid="001df48e"/>
    </style:style>
    <style:style style:name="T3" style:family="text">
      <style:text-properties fo:color="#131313" loext:opacity="100%" officeooo:rsid="001e0914"/>
    </style:style>
    <style:style style:name="T4" style:family="text">
      <style:text-properties fo:color="#131313" loext:opacity="100%" fo:font-size="14pt" style:font-size-asian="14pt" style:font-size-complex="14pt"/>
    </style:style>
    <style:style style:name="T5" style:family="text">
      <style:text-properties fo:color="#131313" loext:opacity="100%" fo:font-size="14pt" officeooo:rsid="001df48e" style:font-size-asian="14pt" style:font-size-complex="14pt"/>
    </style:style>
    <style:style style:name="T6" style:family="text">
      <style:text-properties fo:color="#131313" loext:opacity="100%" officeooo:rsid="0027fcfe"/>
    </style:style>
    <style:style style:name="T7" style:family="text">
      <style:text-properties fo:color="#131313" loext:opacity="100%" style:font-name="Alef" fo:font-size="14pt" officeooo:rsid="001d0a78" style:font-size-asian="14pt" style:font-size-complex="14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fo:font-style="normal" fo:font-weight="normal" style:font-style-asian="normal" style:font-weight-asian="normal"/>
    </style:style>
    <style:style style:name="T10" style:family="text">
      <style:text-properties fo:color="#000000" loext:opacity="100%" fo:font-style="normal" fo:font-weight="normal" officeooo:rsid="001e0914" style:font-style-asian="normal" style:font-weight-asian="normal"/>
    </style:style>
    <style:style style:name="T11" style:family="text">
      <style:text-properties fo:color="#000000" loext:opacity="100%" fo:font-style="normal" fo:font-weight="normal" officeooo:rsid="002954a2" style:font-style-asian="normal" style:font-weight-asian="normal"/>
    </style:style>
    <style:style style:name="T12" style:family="text">
      <style:text-properties fo:color="#000000" loext:opacity="100%" fo:font-style="normal" fo:font-weight="normal" officeooo:rsid="0021603a" style:font-style-asian="normal" style:font-weight-asian="normal"/>
    </style:style>
    <style:style style:name="T13" style:family="text">
      <style:text-properties fo:color="#000000" loext:opacity="100%" fo:font-style="normal" style:font-style-asian="normal"/>
    </style:style>
    <style:style style:name="T14" style:family="text">
      <style:text-properties fo:color="#000000" loext:opacity="100%" fo:font-style="normal" officeooo:rsid="002954a2" style:font-style-asian="normal"/>
    </style:style>
    <style:style style:name="T15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loext:opacity="100%" fo:font-style="italic" fo:font-weight="bold" officeooo:rsid="002acb5b" style:font-style-asian="italic" style:font-weight-asian="bold" style:font-style-complex="italic" style:font-weight-complex="bold"/>
    </style:style>
    <style:style style:name="T18" style:family="text">
      <style:text-properties fo:color="#000000" loext:opacity="100%" officeooo:rsid="002b98f6"/>
    </style:style>
    <style:style style:name="T19" style:family="text">
      <style:text-properties fo:color="#000000" loext:opacity="100%" officeooo:rsid="002c1257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264098"/>
    </style:style>
    <style:style style:name="T22" style:family="text">
      <style:text-properties officeooo:rsid="0027fcfe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27fcfe" style:font-size-asian="16pt" style:font-weight-asian="bold" style:font-size-complex="16pt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7fcfe" style:font-style-asian="italic" style:font-weight-asian="bold" style:font-style-complex="italic" style:font-weight-complex="bold"/>
    </style:style>
    <style:style style:name="T27" style:family="text">
      <style:text-properties officeooo:rsid="002954a2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Национальный исследовательский университет ИТМО</text:p>
      <text:p text:style-name="P32">Факультет информационных технологий и программирования</text:p>
      <text:p text:style-name="P32">Прикладная математика и информатика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8">Методы оптимизации</text:p>
      <text:p text:style-name="P58">Отчет по лабораторной работе №1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Работу выполнили: <text:s text:c="30"/></text:p>
      <text:p text:style-name="P36"><text:s/>Булавко Тимофей Евгеньевич M3237</text:p>
      <text:p text:style-name="P36">Илляхунов Ансар Адылович M3237 <text:s text:c="3"/></text:p>
      <text:p text:style-name="P35"/>
      <text:p text:style-name="P35"><text:span text:style-name="T1">Преподаватель: <text:s text:c="36"/></text:span></text:p>
      <text:p text:style-name="P1">Андреев Юрий Александрович <text:s text:c="9"/></text:p>
      <text:p text:style-name="P2"/>
      <text:p text:style-name="P2"/>
      <text:p text:style-name="P3">г. Санкт-Петербург</text:p>
      <text:p text:style-name="P12"><text:span text:style-name="T20">2023 г.</text:span></text:p>
      <text:p text:style-name="P13"><text:soft-page-break/>Постановка задач:</text:p>
      <text:p text:style-name="P13"/>
      <text:list text:style-name="L1">
        <text:list-item>
          <text:p text:style-name="P31"><text:span text:style-name="T7">Реализация метода градиентного спуска с постоянным шагом (learning rate)</text:span></text:p>
          <text:p text:style-name="P4"/>
        </text:list-item>
        <text:list-item>
          <text:p text:style-name="P4"><text:span text:style-name="T1">Реализация любого</text:span> метод<text:span text:style-name="T1">а</text:span> одномерного поиска и градиентн<text:span text:style-name="T1">ого</text:span> спуск<text:span text:style-name="T1">а</text:span> на его основе</text:p>
          <text:p text:style-name="P4"/>
        </text:list-item>
        <text:list-item>
          <text:p text:style-name="P6">Реализация метода Нелдера-Мида используя готовую реализацию в P<text:span text:style-name="T27">y</text:span>thon библиотеке scipy.optimize. Изучить возможности библиотеки scipy.optimize.</text:p>
          <text:p text:style-name="P6"/>
        </text:list-item>
        <text:list-item>
          <text:p text:style-name="P59"><text:span text:style-name="T5">Провести исследование. Для исследования выбрать 2-3 квадратичные </text:span><text:span text:style-name="T4">функции двух переменных, на которых эффективность методов будет явно отличаться; Сравнит</text:span><text:span text:style-name="T5">ь</text:span><text:span text:style-name="T4"> методы на каждой из этих функциях:</text:span></text:p>
          <text:p text:style-name="P4"/>
        </text:list-item>
      </text:list>
      <text:p text:style-name="P5"><text:span text:style-name="T2"><text:tab/></text:span><text:span text:style-name="T21">a)<text:tab/></text:span><text:span text:style-name="T2">исследовать сходимость и сравнить эффективность <text:tab/>методов на <text:tab/>выбранных функциях, с учетом количества <text:tab/>итераций и количества вычислений значений <text:tab/>минимизируемой функции и ее градиентов, в зависимости <text:tab/>от желаемой точности;</text:span></text:p>
      <text:p text:style-name="P7"/>
      <text:p text:style-name="P7"><text:tab/>b<text:span text:style-name="T21">)<text:tab/></text:span>исследовать работу методов в зависимости от выбора <text:tab/>начальной <text:tab/>точки;</text:p>
      <text:p text:style-name="P7"/>
      <text:p text:style-name="P7"><text:tab/>c<text:span text:style-name="T21">)</text:span> проиллюстрировать примеры. Нарисовать графики <text:tab/>рассматриваемых <text:tab/>функций (3D), нарисовать графики с <text:tab/>линиями уровня и траекториями <text:tab/>методов (2D, в области <text:tab/>задания). Вычисленные значения нужно оформить <text:tab/>в виде <text:tab/>сравнительных таблиц.</text:p>
      <text:p text:style-name="P14"/>
      <text:p text:style-name="P16">Доп. Задание: </text:p>
      <text:p text:style-name="P16"/>
      <text:p text:style-name="P17">Реализовать и исследовать на эффективность метод покоординатного спуска.</text:p>
      <text:p text:style-name="P15"/>
      <text:p text:style-name="P14"/>
      <text:p text:style-name="P14"/>
      <text:p text:style-name="P14"><text:soft-page-break/><text:span text:style-name="T24">Задача 1: </text:span><text:span text:style-name="T23">градиентный спуск с постоянным шагом</text:span></text:p>
      <text:p text:style-name="P14"><text:span text:style-name="T23"/></text:p>
      <text:p text:style-name="P7">При градиентном спуске с постоянным шагом последовательность приближений определяется формулой:</text:p>
      <text:p text:style-name="P7"/>
      <text:p text:style-name="P11">x_new = x — h * grad (x), <text:span text:style-name="T22">где</text:span> h &gt; 0</text:p>
      <text:p text:style-name="P7"/>
      <text:p text:style-name="P7"><text:span text:style-name="T22">А</text:span>лгоритм реализуется следующим образом:</text:p>
      <text:list text:style-name="L2">
        <text:list-item>
          <text:p text:style-name="P9">Выбрать начальную точку <text:span text:style-name="T26">X0</text:span></text:p>
        </text:list-item>
        <text:list-item>
          <text:p text:style-name="P8"><text:span text:style-name="T22">В</text:span>ычислить градиент текущей точки</text:p>
        </text:list-item>
        <text:list-item>
          <text:p text:style-name="P8"><text:span text:style-name="T22">П</text:span>ерейти в следующую точку по формуле</text:p>
        </text:list-item>
      </text:list>
      <text:p text:style-name="P7"/>
      <text:p text:style-name="P10"><text:span text:style-name="T22">Р</text:span>еализацию алгоритма можно найти по <text:a xlink:type="simple" xlink:href="https://github.com/weldfy/Zero-order-methods/blob/main/gradient_descent_constant_step.py" text:style-name="Internet_20_link" text:visited-style-name="Visited_20_Internet_20_Link">ссылке</text:a>.</text:p>
      <text:p text:style-name="P10"/>
      <text:p text:style-name="P38"><text:span text:style-name="T6">Ф</text:span><text:span text:style-name="T3">ункция </text:span><text:span text:style-name="T16">gradient_descent_constant_step</text:span><text:span text:style-name="T10">:</text:span></text:p>
      <text:p text:style-name="P18"><text:span text:style-name="T25">df</text:span> — градиент искомой функции.</text:p>
      <text:p text:style-name="P18"><text:span text:style-name="T26">X</text:span><text:span text:style-name="T25">0</text:span> — начальная точка нашего приближения.</text:p>
      <text:p text:style-name="P18"><text:span text:style-name="T25">eps</text:span> - <text:s/>минимальная <text:span text:style-name="T22">п</text:span>огрешность.</text:p>
      <text:p text:style-name="P37"><text:span text:style-name="T25">learning_rate</text:span> — длинна шага.</text:p>
      <text:p text:style-name="P37"><text:span text:style-name="T25">max_iters</text:span> — максимальное количество итераций метода.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4"><text:soft-page-break/><text:span text:style-name="T22">Задача</text:span> <text:span text:style-name="T22">2: </text:span>градиентный спуск с золотым сечением</text:p>
      <text:p text:style-name="P42"/>
      <text:p text:style-name="P42">Так как мне был предоставлен выбор я решил использовать метод золотого сечения.</text:p>
      <text:p text:style-name="P43"><text:span text:style-name="T8"/></text:p>
      <text:p text:style-name="P19">В данном алгоритме реализация остается такой же только теперь мы будем вычислять длину шага с помощью золотого сечения.</text:p>
      <text:p text:style-name="P42"><text:span text:style-name="T8"/></text:p>
      <text:p text:style-name="P20"><text:span text:style-name="T22">Д</text:span>ля поиска минимума функции (в нашем случае мы будем перебирать коэффициенты на который будет домножен наш градиент) мы будем действовать так:</text:p>
      <text:p text:style-name="P20"/>
      <text:list text:style-name="L3">
        <text:list-item>
          <text:p text:style-name="P21">Заведем переменную <text:span text:style-name="T25">phi = (1 + sqrt(5)) / 2</text:span></text:p>
          <text:p text:style-name="P21"/>
        </text:list-item>
        <text:list-item>
          <text:p text:style-name="P21"><text:span text:style-name="T22">У</text:span> нас будут границы поиска <text:span text:style-name="T25">l</text:span> и <text:span text:style-name="T25">r</text:span> (левая и правая границы соответственно). После мы вычислим значение функции в следующих точках:</text:p>
        </text:list-item>
      </text:list>
      <text:p text:style-name="P22"/>
      <text:p text:style-name="P29">x = l + (r — l) / (phi + 1)</text:p>
      <text:p text:style-name="P29">y = r — (r — l) / (phi + 1)</text:p>
      <text:p text:style-name="P45"><text:span text:style-name="T8"/></text:p>
      <text:p text:style-name="P22">и посчитаем значение в этих точках (<text:span text:style-name="T25">f1</text:span> и <text:s/><text:span text:style-name="T25">f2</text:span> соответственно)</text:p>
      <text:p text:style-name="P22"/>
      <text:list text:continue-numbering="true" text:style-name="L3">
        <text:list-item>
          <text:p text:style-name="P21">если <text:span text:style-name="T25">f1 &lt; f2</text:span></text:p>
        </text:list-item>
      </text:list>
      <text:p text:style-name="P22"><text:span text:style-name="T25"/></text:p>
      <text:p text:style-name="P30">r = y</text:p>
      <text:p text:style-name="P30">y = x</text:p>
      <text:p text:style-name="P30">f2 = f1</text:p>
      <text:p text:style-name="P30">x = l + (r — l) / (phi + 1)</text:p>
      <text:p text:style-name="P30">f2 = f(y)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23"><text:soft-page-break/>в противном случае</text:p>
      <text:p text:style-name="P46"><text:span text:style-name="T8"/></text:p>
      <text:p text:style-name="P30">l = x</text:p>
      <text:p text:style-name="P30">x = y</text:p>
      <text:p text:style-name="P30">f1 = f2</text:p>
      <text:p text:style-name="P30">y = r — (r — l) / (phi + 1)</text:p>
      <text:p text:style-name="P30">f2 = f(y)</text:p>
      <text:p text:style-name="P22"><text:span text:style-name="T25"/></text:p>
      <text:list text:continue-numbering="true" text:style-name="L3">
        <text:list-item>
          <text:p text:style-name="P21">Остановим итерацию алгоритма когда нас будет устраивать точность то есть <text:span text:style-name="T25">r-l</text:span> по модулю будет меньше <text:span text:style-name="T25">eps</text:span></text:p>
        </text:list-item>
      </text:list>
      <text:p text:style-name="P44"><text:span text:style-name="T8"/></text:p>
      <text:p text:style-name="P44"><text:span text:style-name="T8"/></text:p>
      <text:p text:style-name="P24"><text:span text:style-name="T27">Р</text:span>еализацию <text:span text:style-name="T27">можно</text:span> найти по <text:a xlink:type="simple" xlink:href="https://github.com/weldfy/Zero-order-methods/blob/main/gradient_descent_with_golden_section.py" text:style-name="Internet_20_link" text:visited-style-name="Visited_20_Internet_20_Link">ссылке</text:a>.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><text:tab/></text:span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1"><text:span text:style-name="T15"/></text:p>
      <text:p text:style-name="P66"><text:soft-page-break/><text:span text:style-name="T14">Задача</text:span><text:span text:style-name="T13"> 3</text:span><text:span text:style-name="T14">: </text:span><text:span text:style-name="T13">метод Нелдера-Мида</text:span></text:p>
      <text:p text:style-name="P39"><text:span text:style-name="T9"/></text:p>
      <text:p text:style-name="P25">Метод Нелдера-Мида является одним из методов оптимизации без использования градиента. Он особенно эффективен для решения задач безусловной оптимизации на малых размерностях.</text:p>
      <text:p text:style-name="P39"><text:span text:style-name="T9"/></text:p>
      <text:p text:style-name="P25">Рассмотрим реализацию метода Нелдера-Мида:</text:p>
      <text:p text:style-name="P25"/>
      <text:list text:style-name="L4">
        <text:list-item>
          <text:p text:style-name="P26">Задаем начальный симплекс и вычисляем значения функции в его вершинах. Сортируем вершины симплекса по значению функции в них.</text:p>
          <text:p text:style-name="P26"/>
        </text:list-item>
        <text:list-item>
          <text:p text:style-name="P40"><text:span text:style-name="T12">Пробуем расширить симплекс если мы не смогли улучшить ответ, то нам нужно сжать симплекс. </text:span><text:span text:style-name="T11">Р</text:span><text:span text:style-name="T12">асширение симплекса — отражаем самую худшую вершину, если ответ улучшен то заменяем ее. </text:span><text:span text:style-name="T11">С</text:span><text:span text:style-name="T12">жатие симплекса — сжимаем симплекс , оставляя пропорции, относительно лучшей вершины, после сжатия перезаписываем новые вершины.</text:span></text:p>
          <text:p text:style-name="P40"><text:span text:style-name="T12"/></text:p>
        </text:list-item>
        <text:list-item>
          <text:p text:style-name="P28"><text:span text:style-name="T27">В</text:span>ыполняем шаги пока не достигнем нужной точности.</text:p>
          <text:p text:style-name="P28"/>
        </text:list-item>
        <text:list-item>
          <text:p text:style-name="P28"><text:span text:style-name="T27">К</text:span>ак ответ берем лучшую вершину.</text:p>
        </text:list-item>
      </text:list>
      <text:p text:style-name="P41"><text:span text:style-name="T9"/></text:p>
      <text:p text:style-name="P41"><text:span text:style-name="T9"/></text:p>
      <text:p text:style-name="P27"><text:span text:style-name="T27">Р</text:span>еализацию с помощью <text:span text:style-name="T25">scipy</text:span> можно найти по <text:a xlink:type="simple" xlink:href="https://github.com/weldfy/Zero-order-methods/blob/main/nelder_mead.py" text:style-name="Internet_20_link" text:visited-style-name="Visited_20_Internet_20_Link">ссылке</text:a>.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2"><text:span text:style-name="T15"/></text:p>
      <text:p text:style-name="P63"><text:span text:style-name="T15"/></text:p>
      <text:p text:style-name="P63"><text:span text:style-name="T15"/></text:p>
      <text:p text:style-name="P65"><text:soft-page-break/><text:span text:style-name="T8">Задача 4: исследование</text:span></text:p>
      <text:p text:style-name="P47"><text:span text:style-name="T8"/></text:p>
      <text:p text:style-name="P48"><text:span text:style-name="T8">Для исследования были выбраны функции:</text:span></text:p>
      <text:list text:style-name="L5">
        <text:list-item>
          <text:p text:style-name="P50"><text:span text:style-name="T8">f(x, y) = 2x^2+2y^2+2xy+6x</text:span></text:p>
        </text:list-item>
        <text:list-item>
          <text:p text:style-name="P50"><text:span text:style-name="T8">f(x, y) = 0.6x^2 + 0.7y^2 + 0.12xy</text:span></text:p>
        </text:list-item>
      </text:list>
      <text:p text:style-name="P49"><text:span text:style-name="T16"/></text:p>
      <text:p text:style-name="P55"><text:span text:style-name="T8">Метод градиентного спуска с фиксированным шагом:</text:span></text:p>
      <text:p text:style-name="P49"><text:span text:style-name="T8"/></text:p>
      <text:p text:style-name="P51"><text:span text:style-name="T8">Сходимость данного метода будет сильно зависеть от выбора шага. Если шаг был выбран слишком большой, то метод разойдется, так как будет ходить вдоль отрезка. На больших значениях будет большая производная, а значит размер реального шага будет увеличиваться, поэтому траектория точек будет ходить вдоль прямой с потенциальным минимумом, но на каждой следующей итерации будет только отдаляться от него. При достаточно маленьком шаге метод будет сходиться, но для этого потребуется достаточно много итераций. Особенно заметно, что в точках близких к минимуму сдвиг точки будет невелик, так как длина градиента начинает постепенно уменьшаться. Это создает более плавную траекторию, что может хорошо работать для более сложных функций с большим количеством стационарных точек, так как траектория не будет "кидаться" по сторонам, но это приводит к малой эффективности.</text:span></text:p>
      <text:p text:style-name="P51"><text:span text:style-name="T8"/></text:p>
      <text:p text:style-name="P56"><text:span text:style-name="T8">Метод градиентного спуска с золотым сечением</text:span></text:p>
      <text:p text:style-name="P51"><text:span text:style-name="T8"/></text:p>
      <text:p text:style-name="P51"><text:span text:style-name="T8">Данный метод будет эффективнее метода с фиксированным шагом так как итераций приближения будет меньше, </text:span><text:span text:style-name="T18">но при подсчетах длинны нашего шага, будет много обращений к нашей функции, поэтому если у нас запрос к функции это дорогостоящая операция этот метод будет не эффективен.</text:span></text:p>
      <text:p text:style-name="P51"><text:span text:style-name="T18"/></text:p>
      <text:p text:style-name="P57"><text:span text:style-name="T8">Метод Нелдера-Мида</text:span></text:p>
      <text:p text:style-name="P57"><text:span text:style-name="T8"/></text:p>
      <text:p text:style-name="P52"><text:span text:style-name="T8">Данный метод не требует вычисления градиентов. Не требует гладкости функции: этот метод хорошо работает даже для не гладких функций, которые могут вызывать проблемы для </text:span><text:soft-page-break/><text:span text:style-name="T8">методов, основанных на градиенте. Метод Нелдера-Мида устойчив к выбору начального приближения и может находить локальные оптимумы. Из минусов это медленная сходимость: метод Нелдера-Мида может быть медленным для сходимости к оптимальному решению, особенно для функций с большим количеством переменных. Также из минусов большое количество обращений к фукнции.</text:span></text:p>
      <text:p text:style-name="P52"><text:span text:style-name="T8"/></text:p>
      <text:p text:style-name="P52"><text:span text:style-name="T8">Все графики по которым происходили <text:s/>исследования можно найти по </text:span><text:a xlink:type="simple" xlink:href="https://github.com/weldfy/Zero-order-methods" text:style-name="Internet_20_link" text:visited-style-name="Visited_20_Internet_20_Link">ссылке</text:a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2"><text:span text:style-name="T17"/></text:p>
      <text:p text:style-name="P53"><text:soft-page-break/><text:span text:style-name="T17">Д</text:span><text:span text:style-name="T16">оп задание (метод покоординатного спуска):</text:span></text:p>
      <text:p text:style-name="P53"><text:span text:style-name="T16"/></text:p>
      <text:p text:style-name="P53"><text:span text:style-name="T8">Метод покоординатного спуска является одним из простых методов оптимизации без градиентов, который основан на последовательной минимизации функции по одной переменной за раз. В нашем случае для вычисления шага мы использовали метод золотого сечения. Вычисление следующего приближения происходит как одномерное приближение по каждой координате. </text:span><text:span text:style-name="T19">Из преимуществ этот метод прост в реализации и не требует вычисления градиента. Из недостатков это медленная сходимость и частое обращение к функции.</text:span></text:p>
      <text:p text:style-name="P53"><text:span text:style-name="T19"/></text:p>
      <text:p text:style-name="P54"><text:span text:style-name="T19">К</text:span><text:span text:style-name="T8">ак и в прошлом случае графики исследования функций находятся по </text:span><text:a xlink:type="simple" xlink:href="https://github.com/weldfy/Zero-order-methods" text:style-name="Internet_20_link" text:visited-style-name="Visited_20_Internet_20_Link">ссылке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" svg:font-family="Alef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HK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3:30:39.321721652</meta:creation-date>
    <dc:date>2024-03-28T14:18:18.096590542</dc:date>
    <meta:editing-duration>PT40M16S</meta:editing-duration>
    <meta:editing-cycles>2</meta:editing-cycles>
    <meta:generator>LibreOffice/24.2.1.2$Linux_X86_64 LibreOffice_project/db4def46b0453cc22e2d0305797cf981b68ef5ac</meta:generator>
    <meta:document-statistic meta:table-count="0" meta:image-count="0" meta:object-count="0" meta:page-count="9" meta:paragraph-count="82" meta:word-count="920" meta:character-count="6453" meta:non-whitespace-character-count="5513"/>
  </office:meta>
</office:document-meta>
</file>